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8.934cm"/>
    </style:style>
    <style:style style:name="co5" style:family="table-column">
      <style:table-column-properties fo:break-before="auto" style:column-width="15.178cm"/>
    </style:style>
    <style:style style:name="co6" style:family="table-column">
      <style:table-column-properties fo:break-before="auto" style:column-width="25.058cm"/>
    </style:style>
    <style:style style:name="co7" style:family="table-column">
      <style:table-column-properties fo:break-before="auto" style:column-width="33.9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1" office:value-type="string">
            <text:p>Fichier JS</text:p>
          </table:table-cell>
          <table:table-cell table:style-name="ce1" office:value-type="string">
            <text:p>Ligne de code testées</text:p>
          </table:table-cell>
          <table:table-cell table:style-name="ce1" office:value-type="string">
            <text:p>Fonction testée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Comment vérifier la résultat attendu</text:p>
          </table:table-cell>
          <table:table-cell table:style-name="ce1" office:value-type="string">
            <text:p>Problème possible</text:p>
          </table:table-cell>
          <table:table-cell table:style-name="ce1" table:number-columns-repeated="1017"/>
        </table:table-row>
        <table:table-row table:style-name="ro2">
          <table:table-cell/>
          <table:table-cell office:value-type="string">
            <text:p>Index.JS</text:p>
          </table:table-cell>
          <table:table-cell office:value-type="string">
            <text:p>Ligne 8 à 15</text:p>
          </table:table-cell>
          <table:table-cell office:value-type="string">
            <text:p>getMeubles</text:p>
          </table:table-cell>
          <table:table-cell office:value-type="string">
            <text:p>Cette fonction permet d'extraire l'API de fourniture en format JSON et le traduire en JS</text:p>
          </table:table-cell>
          <table:table-cell office:value-type="string">
            <text:p/>
            <text:p>Il faut rafraichies la page pour voir si cette fonction réussit à extraire l'API et le traduire, avec un console.log par exemple</text:p>
          </table:table-cell>
          <table:table-cell office:value-type="string">
            <text:p>La page retourne le message d'erreur s'il n'arrive pas à récupérer les données JSON de l'API à cause de différentes raisons tel que le serveur est dow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ex.JS</text:p>
          </table:table-cell>
          <table:table-cell office:value-type="string">
            <text:p>Ligne 17 à 28</text:p>
          </table:table-cell>
          <table:table-cell office:value-type="string">
            <text:p>displayMeuble</text:p>
          </table:table-cell>
          <table:table-cell office:value-type="string">
            <text:p>La fonction doit recevoir les données API depuis le paramètre pour ensuite les afficher</text:p>
          </table:table-cell>
          <table:table-cell office:value-type="string">
            <text:p>Extraire l'ID HTML à l'intérieur du container et on manipule les données en utilisant le DOM pour pouvoir afficher les données de l'API</text:p>
          </table:table-cell>
          <table:table-cell office:value-type="string">
            <text:p>Les données de l'API pourraient ne pas être disponibles si le serveur est down, et la page n'arrivera pas à afficher les données et retourne une alerte erreu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roducts.JS</text:p>
          </table:table-cell>
          <table:table-cell office:value-type="string">
            <text:p>Ligne 13 à 19</text:p>
          </table:table-cell>
          <table:table-cell office:value-type="string">
            <text:p>getMeubleId</text:p>
          </table:table-cell>
          <table:table-cell office:value-type="string">
            <text:p>La fonction doit retourner l'ID du produit depuis sont URL</text:p>
          </table:table-cell>
          <table:table-cell office:value-type="string">
            <text:p>Cliquer sur un produit et voir l'URL, l'URL doit comporte la bonne ID du produit</text:p>
          </table:table-cell>
          <table:table-cell office:value-type="string">
            <text:p>Parfois la fonction ne retourne pas la bonne valeur d'I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roducts.JS</text:p>
          </table:table-cell>
          <table:table-cell office:value-type="string">
            <text:p>Ligne 21 à 27</text:p>
          </table:table-cell>
          <table:table-cell office:value-type="string">
            <text:p>getMeubleData</text:p>
          </table:table-cell>
          <table:table-cell table:style-name="ce2" office:value-type="string">
            <text:p>La fonction doit retourner les données API du produit qui à le bon ID</text:p>
          </table:table-cell>
          <table:table-cell office:value-type="string">
            <text:p>Appeler la fonction avec une autre fonction qui permet de les afficher, si cette fonction affiche le bon produit alors c'est ok</text:p>
          </table:table-cell>
          <table:table-cell office:value-type="string">
            <text:p>La valeur retournée pourrait ne pas être disponible et si c'est le cas, la page va retourner une alerte ERROR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roducts.JS</text:p>
          </table:table-cell>
          <table:table-cell office:value-type="string">
            <text:p>Ligne 29 à 43</text:p>
          </table:table-cell>
          <table:table-cell office:value-type="string">
            <text:p>displayMeuble</text:p>
          </table:table-cell>
          <table:table-cell table:style-name="ce3" office:value-type="string">
            <text:p>La fonction doit afficher le produit choisit grâce au localStorage passée sur le paramètre</text:p>
          </table:table-cell>
          <table:table-cell office:value-type="string">
            <text:p>Afficher les données en utilisant le DOM à l'intérieur de cette fonction. On observe les valeurs retourner avant l'affichage avec console.log</text:p>
          </table:table-cell>
          <table:table-cell office:value-type="string">
            <text:p>La valeur retournée pourrait être érronée (une autre produit au lieu du produit choisit) ou l'affichage ne fonctionne pas</text:p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roducts.JS</text:p>
          </table:table-cell>
          <table:table-cell office:value-type="string">
            <text:p>Ligne 61 à 75</text:p>
          </table:table-cell>
          <table:table-cell office:value-type="string">
            <text:p>quantityChanged</text:p>
          </table:table-cell>
          <table:table-cell table:style-name="ce2" office:value-type="string">
            <text:p>La fonction doit retourner une valeur (quantiter) entre 1 à 100 et évite de chiffre plus de 100 ou moins 1 mais aussi tous ce qui ne sont pas des chifres </text:p>
          </table:table-cell>
          <table:table-cell office:value-type="string">
            <text:p>Choisir une quantiter entre 1 et 100 dans la page. On peut choisir un nombre supérieur à 100 ou inférieur à 1 pour voir si la fonction fonctionne</text:p>
            <text:p/>
          </table:table-cell>
          <table:table-cell office:value-type="string">
            <text:p>Il n'y a aucun problème possible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roducts.JS</text:p>
          </table:table-cell>
          <table:table-cell office:value-type="string">
            <text:p>Ligne 77 à 132</text:p>
          </table:table-cell>
          <table:table-cell table:style-name="ce2" office:value-type="string">
            <text:p>getAjoutMeuble</text:p>
          </table:table-cell>
          <table:table-cell table:style-name="ce2" office:value-type="string">
            <text:p>La fonction doit créer un local storage pour la création du panier, elle doit prend en compte la quantité et créer les données en format JSON pour pouvoir être utiliser a la page panier. HTML </text:p>
          </table:table-cell>
          <table:table-cell office:value-type="string">
            <text:p>Appeler la fonction avec la méthode localStorage.setItem. On peut observé ce qui se trouve à l'intérieur du localStorage avec console.log</text:p>
            <text:p/>
          </table:table-cell>
          <table:table-cell office:value-type="string">
            <text:p>Le tableau (le panier) retournée pourrait ne contenir aucun donné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roducts.JS</text:p>
          </table:table-cell>
          <table:table-cell office:value-type="string">
            <text:p>Lige 134 à 136</text:p>
          </table:table-cell>
          <table:table-cell table:style-name="ce2" office:value-type="string">
            <text:p>goToRedirectionToPanier</text:p>
          </table:table-cell>
          <table:table-cell office:value-type="string">
            <text:p>La fonction doit retourner l'URL de la produit acheté avec le nom du meuble</text:p>
          </table:table-cell>
          <table:table-cell office:value-type="string">
            <text:p>On appelle l'URL dans une autre page, si l'URL comporte le nom de la bonne meuble alors c'est ok</text:p>
          </table:table-cell>
          <table:table-cell office:value-type="string">
            <text:p>Il n'y a pas de problème détecté, la fonction retourne la bonne réponse.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Panier.JS</text:p>
          </table:table-cell>
          <table:table-cell office:value-type="string">
            <text:p>Ligne 37 à 114</text:p>
          </table:table-cell>
          <table:table-cell office:value-type="string">
            <text:p>getCreateAndSendFormData</text:p>
          </table:table-cell>
          <table:table-cell table:style-name="ce2" office:value-type="string">
            <text:p>La fonction doit ajouter le produits choisi et les inputs à l'intérieur du tableau.array et envoyer les données à la page suivante avec la méthode POST. La fonction doit retourner le local storage depuis le paramètre </text:p>
          </table:table-cell>
          <table:table-cell office:value-type="string">
            <text:p>On clique sur le bouton "passer à la commande" après avoir remplir les informations demandées et le produit et observée les données envoyer avec console.log.</text:p>
            <text:p/>
          </table:table-cell>
          <table:table-cell table:style-name="ce2" office:value-type="string">
            <text:p>La fonction peut envoyer des muauvaise réponse (données), la page alerte peut s'ouvrir 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anier.JS</text:p>
          </table:table-cell>
          <table:table-cell office:value-type="string">
            <text:p>Ligne 116 à 129</text:p>
          </table:table-cell>
          <table:table-cell office:value-type="string">
            <text:p>goToConfirmationPage</text:p>
          </table:table-cell>
          <table:table-cell office:value-type="string">
            <text:p>La fonction doit retourner à la page index.HTML si le panier/localStorage est vide. I non, la fonction doit nous diriger à la page de confirmation.HTML </text:p>
          </table:table-cell>
          <table:table-cell office:value-type="string">
            <text:p>Appeler la fonction avec au moins 1 produit passer en paramètre</text:p>
            <text:p/>
          </table:table-cell>
          <table:table-cell office:value-type="string">
            <text:p>Il n'y a aucun problème détecté.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anier.JS</text:p>
          </table:table-cell>
          <table:table-cell office:value-type="string">
            <text:p>Ligne 131 à 137</text:p>
          </table:table-cell>
          <table:table-cell office:value-type="string">
            <text:p>effacerElementCart</text:p>
          </table:table-cell>
          <table:table-cell table:style-name="ce2" office:value-type="string">
            <text:p>La fonction doit être appelé au moment de clique sur le bouton 'supprimer"</text:p>
          </table:table-cell>
          <table:table-cell office:value-type="string">
            <text:p>Il faut cliquer sur le bouton "supprimer" du produit sélectionné.</text:p>
            <text:p/>
          </table:table-cell>
          <table:table-cell office:value-type="string">
            <text:p>Le bouton "supprimer" peut s'effacher mais pas le produit</text:p>
            <text:p/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nier.JS</text:p>
          </table:table-cell>
          <table:table-cell office:value-type="string">
            <text:p>Ligne 139 à 146</text:p>
          </table:table-cell>
          <table:table-cell table:style-name="ce2" office:value-type="string">
            <text:p>effacerLogique</text:p>
          </table:table-cell>
          <table:table-cell table:style-name="ce3" office:value-type="string">
            <text:p>La fonction doit être appelé au moment de clique sur le bouton 'supprimer"</text:p>
          </table:table-cell>
          <table:table-cell office:value-type="string">
            <text:p>Il faut cliquer sur le bouton "supprimer" du produit sélectionné, voir l'effacement du localStorage avec console.log</text:p>
          </table:table-cell>
          <table:table-cell office:value-type="string">
            <text:p>Le panier/localStorage peut ne pas s'effacer correctement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anier.JS</text:p>
          </table:table-cell>
          <table:table-cell office:value-type="string">
            <text:p>Ligne 148 à 157</text:p>
          </table:table-cell>
          <table:table-cell table:style-name="ce2" office:value-type="string">
            <text:p>updateTotalPrice</text:p>
          </table:table-cell>
          <table:table-cell office:value-type="string">
            <text:p>La fonction doit retourner la bonne valeur dans le champ de quantité si le localStorage est appelée depuis le paramètre</text:p>
          </table:table-cell>
          <table:table-cell office:value-type="string">
            <text:p>Choisit la quantiter directement dans le champ de quantiter</text:p>
            <text:p/>
          </table:table-cell>
          <table:table-cell office:value-type="string">
            <text:p>Le champs pourrait recevoir de quantiter éronnée</text:p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anier.JS</text:p>
          </table:table-cell>
          <table:table-cell office:value-type="string">
            <text:p>Ligne 159 à 173</text:p>
          </table:table-cell>
          <table:table-cell table:style-name="ce2" office:value-type="string">
            <text:p>getCliqueLocalStorageData</text:p>
          </table:table-cell>
          <table:table-cell office:value-type="string">
            <text:p>La fonction récupère le panier depuis le choix du produit de la page d'avant</text:p>
          </table:table-cell>
          <table:table-cell office:value-type="string">
            <text:p>Appeler la fonction dans le champs du produit et voir si la produit s'affiche ou non.</text:p>
            <text:p/>
          </table:table-cell>
          <table:table-cell office:value-type="string">
            <text:p>Il n'y a aucun problème détecté.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anier.JS</text:p>
          </table:table-cell>
          <table:table-cell office:value-type="string">
            <text:p>Ligne 177 à 189</text:p>
          </table:table-cell>
          <table:table-cell office:value-type="string">
            <text:p>displayData</text:p>
          </table:table-cell>
          <table:table-cell office:value-type="string">
            <text:p>La fonction doit afficher le produit choisit grâce au localStorage passée sur le paramètre</text:p>
          </table:table-cell>
          <table:table-cell office:value-type="string">
            <text:p>Refraîchir la page pour voir les données s'affichent</text:p>
            <text:p/>
          </table:table-cell>
          <table:table-cell office:value-type="string">
            <text:p>La valeur retournée pourrait ne pas être disponible et ne pas s'afficher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anier.JS</text:p>
          </table:table-cell>
          <table:table-cell office:value-type="string">
            <text:p>Ligne 191 à 272</text:p>
          </table:table-cell>
          <table:table-cell table:style-name="ce2" office:value-type="string">
            <text:p>checkForm</text:p>
          </table:table-cell>
          <table:table-cell office:value-type="string">
            <text:p>Cette fonction doit retourner le REGEX dans le champs input</text:p>
          </table:table-cell>
          <table:table-cell table:style-name="ce2" office:value-type="string">
            <text:p>Ajouter des chiffres, caractères spéciaux ou des lettres directement dans le formulaire </text:p>
          </table:table-cell>
          <table:table-cell office:value-type="string">
            <text:p>Le champ e-mail pourrait ne pas être ajouter correctement</text:p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nfirmation.JS</text:p>
          </table:table-cell>
          <table:table-cell office:value-type="string">
            <text:p>Ligne 13 à 26</text:p>
          </table:table-cell>
          <table:table-cell office:value-type="string">
            <text:p>getData</text:p>
          </table:table-cell>
          <table:table-cell office:value-type="string">
            <text:p>La fonction récupère le panier depuis le choix du produit de la page d'avant</text:p>
          </table:table-cell>
          <table:table-cell office:value-type="string">
            <text:p>Appeler la fonction dans le champs du produit et voir si la produit s'affiche ou non.</text:p>
            <text:p/>
          </table:table-cell>
          <table:table-cell office:value-type="string">
            <text:p>Il n'y a aucun problème détecté.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nfirmation.JS</text:p>
          </table:table-cell>
          <table:table-cell office:value-type="string">
            <text:p>Ligne 6 à 20</text:p>
          </table:table-cell>
          <table:table-cell table:style-name="ce2" office:value-type="string">
            <text:p>ready</text:p>
          </table:table-cell>
          <table:table-cell office:value-type="string">
            <text:p>La fonction doit effacer toutes les produits choisit <text:s/>en localStorage au clique "Retourner à l'accueil"</text:p>
          </table:table-cell>
          <table:table-cell office:value-type="string">
            <text:p>Appeler la l'evenement clique à l'intérieur de la fonction</text:p>
            <text:p/>
          </table:table-cell>
          <table:table-cell office:value-type="string">
            <text:p>Il n'y a aucun problème détecté.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nfirmation.JS</text:p>
          </table:table-cell>
          <table:table-cell office:value-type="string">
            <text:p>Ligne 38 à 52</text:p>
          </table:table-cell>
          <table:table-cell office:value-type="string">
            <text:p>getConfirmData</text:p>
          </table:table-cell>
          <table:table-cell office:value-type="string">
            <text:p>La fonction va recevoir le sessionStorage </text:p>
          </table:table-cell>
          <table:table-cell office:value-type="string">
            <text:p>Appeler la fonction avec des differents produits et les données du formulaire</text:p>
            <text:p/>
          </table:table-cell>
          <table:table-cell office:value-type="string">
            <text:p>Il n'y a aucun problème détecté.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onfirmation.JS</text:p>
          </table:table-cell>
          <table:table-cell office:value-type="string">
            <text:p>Ligne 54 à 62</text:p>
          </table:table-cell>
          <table:table-cell office:value-type="string">
            <text:p>displayData</text:p>
          </table:table-cell>
          <table:table-cell office:value-type="string">
            <text:p>La fonction doit afficher les données sessionStorage reçu</text:p>
          </table:table-cell>
          <table:table-cell table:style-name="ce2" office:value-type="string">
            <text:p>On peut utiliser de la méthode console.log() de chaque DOM ou de voir s'il y a des données qui s'affiche à la page.</text:p>
          </table:table-cell>
          <table:table-cell office:value-type="string">
            <text:p>La fonction pourrait ne pas fonctionner et aucun données s'affichent</text:p>
            <text:p/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16/04/2021</text:date>, <text:time>19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0H30M35S</meta:editing-duration>
    <meta:editing-cycles>274</meta:editing-cycles>
    <meta:generator>OpenOffice/4.1.8$Win32 OpenOffice.org_project/418m3$Build-9803</meta:generator>
    <dc:date>2021-04-16T19:27:32.23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